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7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7"/>
          <table:table-cell office:value-type="string" calcext:value-type="string">
            <text:p>53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купон </text:p>
          </table:table-cell>
          <table:table-cell table:number-columns-repeated="7"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 table:number-rows-repeated="104843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.00.0000</text:date>, <text:time style:data-style-name="N2" text:time-value="14:44:34.3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1T14:47:10.013000000</dc:date>
    <meta:editing-duration>P2DT13H48M43S</meta:editing-duration>
    <meta:editing-cycles>987</meta:editing-cycles>
    <meta:document-statistic meta:table-count="1" meta:cell-count="471" meta:object-count="0"/>
  </office:meta>
</office:document-meta>
</file>